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<text:line-break/>antonioherediacruz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ulas </meta:initial-creator>
    <dc:creator>Antonio Heredia Cruz</dc:creator>
    <meta:creation-date>2021-01-28T09:15:00Z</meta:creation-date>
    <dc:date>2025-05-20T07:51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3" meta:character-count="84" meta:row-count="1" meta:non-whitespace-character-count="72"/>
  </office:meta>
</office:document-meta>
</file>